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  <style:text-properties officeooo:paragraph-rsid="009b0f7a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5f4cc"/>
    </style:style>
    <style:style style:name="T18" style:family="text">
      <style:text-properties officeooo:rsid="00884a22"/>
    </style:style>
    <style:style style:name="T19" style:family="text">
      <style:text-properties officeooo:rsid="0089a070"/>
    </style:style>
    <style:style style:name="T20" style:family="text">
      <style:text-properties officeooo:rsid="008c632d"/>
    </style:style>
    <style:style style:name="T21" style:family="text">
      <style:text-properties officeooo:rsid="00918584"/>
    </style:style>
    <style:style style:name="T22" style:family="text">
      <style:text-properties officeooo:rsid="00934fe9"/>
    </style:style>
    <style:style style:name="T23" style:family="text">
      <style:text-properties officeooo:rsid="00947bb1"/>
    </style:style>
    <style:style style:name="T24" style:family="text">
      <style:text-properties officeooo:rsid="0094f857"/>
    </style:style>
    <style:style style:name="T25" style:family="text">
      <style:text-properties officeooo:rsid="0097c374"/>
    </style:style>
    <style:style style:name="T26" style:family="text">
      <style:text-properties officeooo:rsid="009b0f7a"/>
    </style:style>
    <style:style style:name="T27" style:family="text">
      <style:text-properties officeooo:rsid="009c976b"/>
    </style:style>
    <style:style style:name="T28" style:family="text">
      <style:text-properties officeooo:rsid="009d03cb"/>
    </style:style>
    <style:style style:name="T29" style:family="text">
      <style:text-properties officeooo:rsid="00a2ae15"/>
    </style:style>
    <style:style style:name="T30" style:family="text">
      <style:text-properties officeooo:rsid="00a8f5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6"><text:tab/><text:span text:style-name="T15">Davakrai | Proto-Lunimean, </text:span><text:span text:style-name="T30">Davak</text:span><text:span text:style-name="T15"> (Proto Balto-Slavic)</text:span></text:p>
      <text:p text:style-name="P6"><text:span text:style-name="T25"><text:tab/><text:tab/></text:span><text:span text:style-name="T26">Nikartian | </text:span><text:span text:style-name="T25">High-Bronze Lunimean (Balto-Slavic + Proto Celtic)</text:span></text:p>
      <text:p text:style-name="P4"><text:tab/><text:tab/><text:span text:style-name="T17">Zvir | Zvir (Proto Baltic)</text:span></text:p>
      <text:p text:style-name="P4"><text:tab/><text:tab/><text:tab/><text:span text:style-name="T27">Zjamba | dia. Zvir </text:span><text:span text:style-name="T28">1</text:span><text:span text:style-name="T27"> (var. Proto Baltic)</text:span></text:p>
      <text:p text:style-name="P4"><text:tab/><text:tab/><text:tab/><text:span text:style-name="T28">Skirga | dia. Zvir 1 (var. Proto Baltic)</text:span></text:p>
      <text:p text:style-name="P4"><text:tab/><text:tab/><text:tab/><text:span text:style-name="T28">Girmis | dia. Zvir 2 (var. Proto Baltic)</text:span></text:p>
      <text:p text:style-name="P4"><text:tab/><text:tab/><text:tab/><text:span text:style-name="T28">Ugni | dia. Zvir 3 (var. Proto Baltic)</text:span></text:p>
      <text:p text:style-name="P4"><text:tab/><text:tab/><text:tab/><text:span text:style-name="T28">Vel-Gabaw | Vel-Gabaw (var. Proto Baltic + Albanian)</text:span></text:p>
      <text:p text:style-name="P4"><text:tab/><text:tab/><text:span text:style-name="T18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19">Far northerners</text:span></text:p>
      <text:p text:style-name="P4"><text:tab/><text:tab/><text:span text:style-name="T20">Voin | Voinic (Proto West Slavic)</text:span></text:p>
      <text:p text:style-name="P4"><text:tab/><text:tab/><text:span text:style-name="T21">Yedris </text:span><text:span text:style-name="T22">| Yedral (Proto South Slavic)</text:span></text:p>
      <text:p text:style-name="P4"><text:tab/><text:tab/><text:tab/><text:span text:style-name="T23">Hoditi | dia. Yedral (Proto South Slavic</text:span><text:span text:style-name="T24">)</text:span></text:p>
      <text:p text:style-name="P4"><text:soft-page-break/><text:tab/><text:tab/><text:span text:style-name="T29">Voin + Yedris</text:span></text:p>
      <text:p text:style-name="P4"><text:tab/><text:tab/><text:tab/><text:span text:style-name="T29">Iryes | dia. Voinic + Yedral (Proto West Slavic + Proto South Slavic)</text:span></text:p>
      <text:p text:style-name="P4"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6-12T09:49:37.778431205</dc:date>
    <meta:editing-duration>P2DT21H39M51S</meta:editing-duration>
    <meta:editing-cycles>84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375" meta:character-count="2619" meta:non-whitespace-character-count="2227"/>
  </office:meta>
</office:document-meta>
</file>